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2" style:family="paragraph" style:parent-style-name="Standard" style:list-style-name="L8">
      <style:text-properties fo:font-weight="normal" officeooo:rsid="001def8f" officeooo:paragraph-rsid="0032a766" style:font-weight-asian="normal" style:font-weight-complex="normal"/>
    </style:style>
    <style:style style:name="P13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5" style:family="paragraph" style:parent-style-name="Standard" style:list-style-name="L8">
      <style:text-properties fo:font-weight="normal" officeooo:rsid="00218d0f" officeooo:paragraph-rsid="00339eb8" style:font-weight-asian="normal" style:font-weight-complex="normal"/>
    </style:style>
    <style:style style:name="P16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8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19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2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3" style:family="paragraph" style:parent-style-name="Standard" style:list-style-name="L9">
      <style:text-properties style:text-line-through-style="solid" style:text-line-through-type="single" fo:font-weight="normal" officeooo:rsid="001d6d3d" officeooo:paragraph-rsid="002f05bc" style:font-weight-asian="normal" style:font-weight-complex="normal"/>
    </style:style>
    <style:style style:name="P24" style:family="paragraph" style:parent-style-name="Standard" style:list-style-name="L5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5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6" style:family="paragraph" style:parent-style-name="Standard" style:list-style-name="L5">
      <style:text-properties style:text-line-through-style="solid" style:text-line-through-type="single" fo:font-weight="normal" officeooo:rsid="001def8f" officeooo:paragraph-rsid="001def8f" style:font-weight-asian="normal" style:font-weight-complex="normal"/>
    </style:style>
    <style:style style:name="P27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20">Start firing projectiles</text:p>
        </text:list-item>
        <text:list-item>
          <text:p text:style-name="P22">Get all prj comps working</text:p>
          <text:list>
            <text:list-item>
              <text:p text:style-name="P27">Arc</text:p>
            </text:list-item>
            <text:list-item>
              <text:p text:style-name="P14"><text:span text:style-name="T5">Attraction constant</text:span></text:p>
            </text:list-item>
            <text:list-item>
              <text:p text:style-name="P21"><text:soft-page-break/>Repulsor constant</text:p>
            </text:list-item>
            <text:list-item>
              <text:p text:style-name="P21">Bounce</text:p>
            </text:list-item>
            <text:list-item>
              <text:p text:style-name="P21">Command fuze</text:p>
            </text:list-item>
            <text:list-item>
              <text:p text:style-name="P21">Contact fuze</text:p>
            </text:list-item>
            <text:list-item>
              <text:p text:style-name="P21">Immediate fuze</text:p>
            </text:list-item>
            <text:list-item>
              <text:p text:style-name="P21">Timed fuze</text:p>
            </text:list-item>
            <text:list-item>
              <text:p text:style-name="P21">Explosion</text:p>
            </text:list-item>
            <text:list-item>
              <text:p text:style-name="P21">Attraction explosion</text:p>
            </text:list-item>
            <text:list-item>
              <text:p text:style-name="P21">Repulsor explosion</text:p>
            </text:list-item>
            <text:list-item>
              <text:p text:style-name="P21">Heat seeker pattern</text:p>
            </text:list-item>
            <text:list-item>
              <text:p text:style-name="P21">Weaving pattern</text:p>
            </text:list-item>
          </text:list>
        </text:list-item>
        <text:list-item>
          <text:p text:style-name="P25">Jetting</text:p>
        </text:list-item>
        <text:list-item>
          <text:p text:style-name="P25">Resetting</text:p>
        </text:list-item>
        <text:list-item>
          <text:p text:style-name="P22">Winning and losing</text:p>
        </text:list-item>
      </text:list>
      <text:p text:style-name="P8"/>
      <text:p text:style-name="P8">Tasks for tomorrow:</text:p>
      <text:list xml:id="list1722723240097323362" text:style-name="L9">
        <text:list-item>
          <text:p text:style-name="P23">Basic AI</text:p>
        </text:list-item>
      </text:list>
      <text:list xml:id="list583802505805336752" text:style-name="L7">
        <text:list-item>
          <text:p text:style-name="P10">Particle systems</text:p>
        </text:list-item>
      </text:list>
      <text:list xml:id="list2935010457712816359" text:style-name="L6">
        <text:list-item>
          <text:p text:style-name="P16">Final projectile graphics</text:p>
        </text:list-item>
      </text:list>
      <text:list xml:id="list8304679606982346600" text:style-name="L5">
        <text:list-item>
          <text:p text:style-name="P24">Final graphic for buggy</text:p>
        </text:list-item>
        <text:list-item>
          <text:p text:style-name="P24">Final terrain</text:p>
        </text:list-item>
        <text:list-item>
          <text:p text:style-name="P9">Final <text:span text:style-name="T4">weapon creation screen</text:span></text:p>
        </text:list-item>
        <text:list-item>
          <text:p text:style-name="P26">Title screen</text:p>
        </text:list-item>
        <text:list-item>
          <text:p text:style-name="P11">Sound</text:p>
        </text:list-item>
        <text:list-item>
          <text:p text:style-name="P17">Free camera</text:p>
        </text:list-item>
        <text:list-item>
          <text:p text:style-name="P17">Kinetic “warhead”</text:p>
        </text:list-item>
      </text:list>
      <text:p text:style-name="P18"/>
      <text:p text:style-name="P19">Post compo:</text:p>
      <text:list xml:id="list2457590458613053008" text:style-name="L8">
        <text:list-item>
          <text:p text:style-name="P13">Determine if HTML5 version is feasable</text:p>
        </text:list-item>
        <text:list-item>
          <text:p text:style-name="P12">Music</text:p>
        </text:list-item>
        <text:list-item>
          <text:p text:style-name="P15">Seeker patter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13:55:56.976000000</dc:date>
    <meta:editing-duration>PT18H41M58S</meta:editing-duration>
    <meta:editing-cycles>21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2" meta:word-count="331" meta:character-count="1743" meta:non-whitespace-character-count="1547"/>
  </office:meta>
</office:document-meta>
</file>